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47d3" officeooo:paragraph-rsid="001147d3" style:font-weight-asian="bold" style:font-weight-complex="bold"/>
    </style:style>
    <style:style style:name="P2" style:family="paragraph" style:parent-style-name="Standard">
      <style:text-properties officeooo:rsid="001147d3" officeooo:paragraph-rsid="001147d3"/>
    </style:style>
    <style:style style:name="P3" style:family="paragraph" style:parent-style-name="Standard">
      <style:text-properties fo:font-weight="normal" officeooo:rsid="0059cc4b" officeooo:paragraph-rsid="0059cc4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cc4b" style:font-weight-asian="bold" style:font-weight-complex="bold"/>
    </style:style>
    <style:style style:name="T3" style:family="text">
      <style:text-properties fo:font-style="italic" officeooo:rsid="005b1281" style:font-style-asian="italic" style:font-style-complex="italic"/>
    </style:style>
    <style:style style:name="T4" style:family="text">
      <style:text-properties fo:font-style="normal" officeooo:rsid="005b128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833 Laboratório de Redes</text:p>
      <text:p text:style-name="P1">Rafael Timbó Matos</text:p>
      <text:p text:style-name="P1">RA 106228</text:p>
      <text:p text:style-name="P2"/>
      <text:p text:style-name="P2"><text:span text:style-name="T2">L</text:span><text:span text:style-name="T1">aboratório </text:span><text:span text:style-name="T2">7</text:span></text:p>
      <text:p text:style-name="P2"/>
      <text:p text:style-name="P3">1) O backlog representa o tamanho da fila para sockets completamente estabelecidos. Se um pedido de conexão é recebido com a fila cheia, o cliente pode recever um erro ECONNREFUSED, ou, se o protocolo subjacente suportar retransmissão, o pedido pode ser ignorado para uma segunda tentativa posterior. <text:span text:style-name="T3">tcp_max_syn_backlog </text:span><text:span text:style-name="T4">configura o tamanho máximo da fila para sockets incompletos. Ou seja, podem existir duas filas, uma para conexoes incompletas – </text:span><text:span text:style-name="T3">SYN queue-</text:span><text:span text:style-name="T4">, no estado de SYN RECEIVED, mas que ainda não receberam o ACK do <text:s/>segundo pacote SYN/ACK do 3-way handshake, e a fila de conexoes completas – </text:span><text:span text:style-name="T3">accept queue</text:span><text:span text:style-name="T4"> -, que já receberam o ACK final e portanto estão prontas para serem entregues para o programa usuário através da chamada accept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1:36:29.179403029</meta:creation-date>
    <meta:generator>LibreOffice/4.2.7.2$Linux_X86_64 LibreOffice_project/420m0$Build-2</meta:generator>
    <dc:date>2015-11-09T22:16:30.478039143</dc:date>
    <meta:editing-duration>PT10H37M42S</meta:editing-duration>
    <meta:editing-cycles>60</meta:editing-cycles>
    <meta:document-statistic meta:table-count="0" meta:image-count="0" meta:object-count="0" meta:page-count="1" meta:paragraph-count="5" meta:word-count="129" meta:character-count="810" meta:non-whitespace-character-count="683"/>
  </office:meta>
</office:document-meta>
</file>